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99ff" draw:textarea-horizontal-align="justify" draw:textarea-vertical-align="middle" draw:auto-grow-height="false" fo:min-height="0.101cm" fo:min-width="0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99ff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.799cm" svg:height="1.499cm" svg:x="0.3cm" svg:y="0.05cm" svg:viewBox="0 0 800 1500" draw:points="0,500 0,1000 400,1000 800,1500 800,0 400,500">
          <text:p/>
        </draw:polygon>
        <draw:custom-shape draw:style-name="gr2" draw:text-style-name="P2" draw:layer="layout" svg:width="1.301cm" svg:height="1.401cm" draw:transform="rotate (1.5707963267949) translate (0.1cm 1.401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4615.845824411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4T03:59:12.745437552</dc:date>
    <meta:editing-duration>PT21H14M59S</meta:editing-duration>
    <meta:editing-cycles>49</meta:editing-cycles>
    <meta:generator>LibreOffice/5.1.6.2$Linux_X86_64 LibreOffice_project/10m0$Build-2</meta:generator>
    <meta:document-statistic meta:object-count="2"/>
  </office:meta>
</office:document-meta>
</file>